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30c94" officeooo:paragraph-rsid="00130c94"/>
    </style:style>
    <style:style style:name="P2" style:family="paragraph" style:parent-style-name="Standard">
      <style:paragraph-properties fo:text-align="start" style:justify-single-word="false"/>
      <style:text-properties fo:font-size="14pt" officeooo:rsid="00149173" officeooo:paragraph-rsid="00149173"/>
    </style:style>
    <style:style style:name="P3" style:family="paragraph" style:parent-style-name="Standard">
      <style:paragraph-properties fo:text-align="start" style:justify-single-word="false"/>
      <style:text-properties fo:font-size="14pt" officeooo:rsid="00155911" officeooo:paragraph-rsid="00155911"/>
    </style:style>
    <style:style style:name="P4" style:family="paragraph" style:parent-style-name="Standard">
      <style:paragraph-properties fo:text-align="start" style:justify-single-word="false"/>
      <style:text-properties fo:font-size="14pt" officeooo:rsid="001775ee" officeooo:paragraph-rsid="001775ee"/>
    </style:style>
    <style:style style:name="P5" style:family="paragraph" style:parent-style-name="Standard">
      <style:paragraph-properties fo:text-align="center" style:justify-single-word="false"/>
      <style:text-properties fo:font-size="16pt" officeooo:rsid="0011b27c" officeooo:paragraph-rsid="0011b27c"/>
    </style:style>
    <style:style style:name="P6" style:family="paragraph" style:parent-style-name="Standard">
      <style:paragraph-properties fo:text-align="start" style:justify-single-word="false"/>
      <style:text-properties fo:font-size="16pt" officeooo:rsid="0011b27c" officeooo:paragraph-rsid="0011b27c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30c94" officeooo:paragraph-rsid="00130c94"/>
    </style:style>
    <style:style style:name="P8" style:family="paragraph" style:parent-style-name="Standard">
      <style:paragraph-properties fo:text-align="start" style:justify-single-word="false"/>
      <style:text-properties fo:font-size="12pt" officeooo:rsid="00130c94" officeooo:paragraph-rsid="00130c94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49173" officeooo:paragraph-rsid="00149173"/>
    </style:style>
    <style:style style:name="P10" style:family="paragraph" style:parent-style-name="Standard">
      <style:paragraph-properties fo:text-align="start" style:justify-single-word="false"/>
      <style:text-properties fo:font-size="12pt" officeooo:rsid="00149173" officeooo:paragraph-rsid="00149173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officeooo:rsid="00149173" officeooo:paragraph-rsid="00149173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officeooo:rsid="00155911" officeooo:paragraph-rsid="00155911"/>
    </style:style>
    <style:style style:name="P13" style:family="paragraph" style:parent-style-name="Standard">
      <style:paragraph-properties fo:text-align="start" style:justify-single-word="false"/>
      <style:text-properties fo:font-size="12pt" officeooo:rsid="00155911" officeooo:paragraph-rsid="00155911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officeooo:rsid="00155911" officeooo:paragraph-rsid="00155911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officeooo:rsid="0017fff1" officeooo:paragraph-rsid="0017fff1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officeooo:rsid="0017fff1" officeooo:paragraph-rsid="0017fff1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officeooo:rsid="00180234" officeooo:paragraph-rsid="00180234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officeooo:rsid="00192786" officeooo:paragraph-rsid="00192786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officeooo:rsid="0019d137" officeooo:paragraph-rsid="0019d137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149173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17fff1"/>
    </style:style>
    <style:style style:name="T1" style:family="text">
      <style:text-properties fo:font-size="12pt" officeooo:rsid="00149173"/>
    </style:style>
    <style:style style:name="T2" style:family="text">
      <style:text-properties fo:font-size="12pt" officeooo:rsid="00155911"/>
    </style:style>
    <style:style style:name="T3" style:family="text">
      <style:text-properties fo:font-size="12pt" officeooo:rsid="0017fff1"/>
    </style:style>
    <style:style style:name="T4" style:family="text">
      <style:text-properties officeooo:rsid="00155911"/>
    </style:style>
    <style:style style:name="T5" style:family="text">
      <style:text-properties officeooo:rsid="001802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uctured Query Language: SQL</text:p>
      <text:p text:style-name="P5"/>
      <text:p text:style-name="P1">SQL</text:p>
      <text:list xml:id="list777932218" text:style-name="L1">
        <text:list-item>
          <text:p text:style-name="P7">Structured Query Language (SQL): A language that is used to interact with databases through commands (queries) which is then executed by the database system in order to return queried results.</text:p>
        </text:list-item>
      </text:list>
      <text:p text:style-name="P8"/>
      <text:p text:style-name="P1">Creating a table</text:p>
      <text:list xml:id="list2232460571" text:style-name="L2">
        <text:list-item>
          <text:p text:style-name="P9">To create a table, use the following command:</text:p>
          <text:list>
            <text:list-item>
              <text:p text:style-name="P20"><text:span text:style-name="T1">CREATE TABLE &lt;TABLE_NAME&gt; (</text:span><text:span text:style-name="T2">VALUE_NAME VALUE TYPE, ...</text:span><text:span text:style-name="T1">);</text:span></text:p>
            </text:list-item>
          </text:list>
        </text:list-item>
        <text:list-item>
          <text:p text:style-name="P9">Tables are often created with an identifier:</text:p>
          <text:list>
            <text:list-item>
              <text:p text:style-name="P9">CREATE TABLE &lt;TABLE_NAME&gt; (id INTEGER PRIMARY KEY, VALUE_NAME, ...)</text:p>
            </text:list-item>
          </text:list>
        </text:list-item>
      </text:list>
      <text:p text:style-name="P10"/>
      <text:p text:style-name="P2">Inserting Data Into Tables</text:p>
      <text:list xml:id="list1378638434" text:style-name="L3">
        <text:list-item>
          <text:p text:style-name="P11">To insert data into a table, use the following command:</text:p>
          <text:list>
            <text:list-item>
              <text:p text:style-name="P11">INSERT INTO &lt;TABLE_NAME&gt; VALUES<text:span text:style-name="T4"> (VALUE, VALUE, ...)</text:span></text:p>
              <text:list>
                <text:list-item>
                  <text:p text:style-name="P12">The values must be equivalent to the value_type set when creating table.</text:p>
                </text:list-item>
              </text:list>
            </text:list-item>
          </text:list>
        </text:list-item>
      </text:list>
      <text:p text:style-name="P13"/>
      <text:p text:style-name="P3">Querying Tables</text:p>
      <text:list xml:id="list2558547579" text:style-name="L4">
        <text:list-item>
          <text:p text:style-name="P14">To perform a query, use the following command:</text:p>
          <text:list>
            <text:list-item>
              <text:p text:style-name="P14">SELECT &lt;COLUMN_NAME&gt; FROM &lt;TABLE_NAME&gt;</text:p>
            </text:list-item>
          </text:list>
        </text:list-item>
        <text:list-item>
          <text:p text:style-name="P14">To perform a query of all rows, use the following command:</text:p>
          <text:list>
            <text:list-item>
              <text:p text:style-name="P14">SELECT * FROM &lt;TABLE_NAME&gt;</text:p>
              <text:list>
                <text:list-item>
                  <text:p text:style-name="P14">* selects all from the selection.</text:p>
                </text:list-item>
              </text:list>
            </text:list-item>
          </text:list>
        </text:list-item>
        <text:list-item>
          <text:p text:style-name="P14">To perform a query with ordered results, add the following command:</text:p>
          <text:list>
            <text:list-item>
              <text:p text:style-name="P14">ORDER BY &lt;COLUMN_NAME&gt;</text:p>
            </text:list-item>
          </text:list>
          <text:p text:style-name="P14"/>
          <text:list text:continue-numbering="true">
            <text:list-item>
              <text:p text:style-name="P14">ex. SELECT * FROM &lt;TABLE_NAME ORDER BY &lt;COLUMN_NAME&gt;</text:p>
            </text:list-item>
          </text:list>
        </text:list-item>
        <text:list-item>
          <text:p text:style-name="P14">To perform a query with filters, add the following command:</text:p>
          <text:list>
            <text:list-item>
              <text:p text:style-name="P14">WHERE &lt;conditional&gt;</text:p>
              <text:p text:style-name="P14"/>
            </text:list-item>
            <text:list-item>
              <text:p text:style-name="P14">ex. SELECT * FROM &lt;TABLE_NAME&gt; WHERE &lt;CONDITIONAL&gt;</text:p>
            </text:list-item>
          </text:list>
        </text:list-item>
      </text:list>
      <text:p text:style-name="P13"/>
      <text:p text:style-name="P4">Aggregating Data</text:p>
      <text:list xml:id="list1457709631" text:style-name="L6">
        <text:list-item>
          <text:p text:style-name="P16">Aggregating data can be used to collect information about maximum, minimum, sum, and average for a table.</text:p>
        </text:list-item>
        <text:list-item>
          <text:p text:style-name="P16"/>
        </text:list-item>
      </text:list>
      <text:list xml:id="list289100908" text:style-name="L5">
        <text:list-item>
          <text:p text:style-name="P21"><text:span text:style-name="T3">To aggregate data in a table, add the following command:</text:span></text:p>
          <text:list>
            <text:list-item>
              <text:p text:style-name="P15">&lt;AGGREGATE FUNCTION(&lt;COLUMN_NAME&gt;)&gt;</text:p>
              <text:p text:style-name="P15"/>
            </text:list-item>
            <text:list-item>
              <text:p text:style-name="P15">ex. SELECT SUM(&lt;COLUMN_NAME&gt;) FROM &lt;TABLE_NAME&gt;</text:p>
            </text:list-item>
          </text:list>
        </text:list-item>
        <text:list-item>
          <text:p text:style-name="P15">Some aggregate functions<text:span text:style-name="T5"> are</text:span>:</text:p>
          <text:list>
            <text:list-item>
              <text:p text:style-name="P15">SUM()</text:p>
            </text:list-item>
            <text:list-item>
              <text:p text:style-name="P15">MAX()</text:p>
            </text:list-item>
            <text:list-item>
              <text:p text:style-name="P15">MIN()</text:p>
            </text:list-item>
            <text:list-item>
              <text:p text:style-name="P17">AVG()</text:p>
              <text:p text:style-name="P17"/>
            </text:list-item>
          </text:list>
        </text:list-item>
        <text:list-item>
          <text:p text:style-name="P18"><text:soft-page-break/>To group by columns, add the following command:</text:p>
          <text:list>
            <text:list-item>
              <text:p text:style-name="P18">GROUP BY &lt;COLUMN_NAME&gt;</text:p>
              <text:list>
                <text:list-item>
                  <text:p text:style-name="P19">When using GROUP BY, selecting other columns other than the group by column will produce misleading results as it selects the first item out of the group by.</text:p>
                  <text:list>
                    <text:list-item>
                      <text:p text:style-name="P19">i.e. SELECT food_type FROM foods GROUP BY food_type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3" meta:word-count="306" meta:character-count="1763" meta:non-whitespace-character-count="1532"/>
  </office:meta>
</office:document-meta>
</file>